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2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3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4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5" style:family="graphic" style:parent-style-name="standard">
      <style:graphic-properties draw:stroke="none" svg:stroke-width="0.004cm" draw:stroke-linejoin="miter" draw:fill="solid" draw:fill-color="#2c3f57"/>
    </style:style>
    <style:style style:name="gr6" style:family="graphic" style:parent-style-name="standard">
      <style:graphic-properties draw:stroke="none" svg:stroke-width="0.004cm" draw:stroke-linejoin="miter" draw:fill="solid" draw:fill-color="#9eb733"/>
    </style:style>
    <style:style style:name="gr7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8" style:family="graphic" style:parent-style-name="standard">
      <style:graphic-properties draw:stroke="none" svg:stroke-width="0.022cm" draw:stroke-linejoin="miter" draw:fill="solid" draw:fill-color="#000000"/>
    </style:style>
    <style:style style:name="gr9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10" style:family="graphic" style:parent-style-name="standard">
      <style:graphic-properties draw:stroke="none" svg:stroke-width="0.022cm" draw:stroke-linejoin="miter" draw:fill="solid" draw:fill-color="#374e6c"/>
    </style:style>
    <style:style style:name="gr11" style:family="graphic" style:parent-style-name="standard">
      <style:graphic-properties draw:stroke="none" svg:stroke-width="0.021cm" draw:stroke-linejoin="miter" draw:fill="solid" draw:fill-color="#dfae8e"/>
    </style:style>
    <style:style style:name="gr12" style:family="graphic" style:parent-style-name="standard">
      <style:graphic-properties draw:stroke="solid" svg:stroke-width="0.022cm" svg:stroke-color="#000000" draw:stroke-linejoin="miter" draw:fill="gradient" draw:fill-gradient-name="Gradient_20_10" fo:padding-top="0.136cm" fo:padding-bottom="0.136cm" fo:padding-left="0.261cm" fo:padding-right="0.261cm"/>
    </style:style>
    <style:style style:name="gr13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3" fo:padding-top="0.136cm" fo:padding-bottom="0.136cm" fo:padding-left="0.261cm" fo:padding-right="0.261cm"/>
    </style:style>
    <style:style style:name="gr14" style:family="graphic" style:parent-style-name="standard">
      <style:graphic-properties draw:stroke="none" svg:stroke-width="0.022cm" draw:stroke-linejoin="miter" draw:fill="gradient" draw:fill-color="#dfae8e" draw:fill-gradient-name="Gradient_20_12"/>
    </style:style>
    <style:style style:name="gr15" style:family="graphic" style:parent-style-name="standard">
      <style:graphic-properties draw:stroke="solid" svg:stroke-width="0.022cm" svg:stroke-color="#000000" draw:stroke-linejoin="miter" draw:fill="gradient" draw:fill-gradient-name="Gradient_20_15" fo:padding-top="0.136cm" fo:padding-bottom="0.136cm" fo:padding-left="0.261cm" fo:padding-right="0.261cm"/>
    </style:style>
    <style:style style:name="gr16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17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18" style:family="graphic" style:parent-style-name="standard">
      <style:graphic-properties draw:stroke="none" svg:stroke-width="0.022cm" draw:stroke-linejoin="miter" draw:fill="solid" draw:fill-color="#dfae8e"/>
    </style:style>
    <style:style style:name="gr19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20" style:family="graphic" style:parent-style-name="standard">
      <style:graphic-properties draw:stroke="none" svg:stroke-width="0.004cm" draw:stroke-linejoin="miter" draw:fill="solid" draw:fill-color="#000000"/>
    </style:style>
    <style:style style:name="gr21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24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layer="layout" svg:width="1.027cm" svg:height="0.817cm" svg:x="0.819cm" svg:y="11.105cm" svg:viewBox="0 0 1028 818" svg:d="m832 95c0 0 51 231 93 310 42 80 176 104 50 199s-403 214-495 214-512-15-478-55c33-40 226-223 302-326 75-103 92-87 92-159 0-71-75-191-75-191l520-87z">
          <text:p/>
        </draw:path>
        <draw:path draw:style-name="gr1" draw:layer="layout" svg:width="0.851cm" svg:height="0.778cm" svg:x="2.109cm" svg:y="11.168cm" svg:viewBox="0 0 852 779" svg:d="m46 72c0 0-46 258-46 345 0 88 88 258 88 258l428 104 336-48c0 0-151-199-277-342s-126-389-126-389z">
          <text:p/>
        </draw:path>
        <draw:path draw:style-name="gr2" draw:layer="layout" svg:width="2.499cm" svg:height="5.498cm" svg:x="0.635cm" svg:y="5.876cm" svg:viewBox="0 0 2500 5499" svg:d="m238 350c865 120 1832-231 2047-350 8-12 296 704 192 1311-87 504-285 2018-361 2511-75 493-75 1375-59 1518 17 143 17 159-243 151s-470 71-487-143c-16-215-8-1001 0-1264 9-262 71-1431 12-1757s-85-553-85-553c0 0-253 1009-287 1485-33 477 193 1906 159 1993-33 88-663 279-730 175-67-103-428-2058-394-2272 34-215 196-1466 243-1733 46-255 109-1095-7-1072z">
          <text:p/>
        </draw:path>
        <draw:path draw:style-name="gr3" draw:layer="layout" svg:width="0.659cm" svg:height="0.693cm" svg:x="0.257cm" svg:y="4.165cm" svg:viewBox="0 0 660 694" svg:d="m28 120c0 0-56 166-10 392 47 226 164 216 285 110 122-105 430 36 341-200s-406-422-406-422z">
          <text:p/>
        </draw:path>
        <draw:path draw:style-name="gr4" draw:layer="layout" svg:width="1.774cm" svg:height="0.546cm" svg:x="0.972cm" svg:y="5.982cm" svg:viewBox="0 0 1775 547" svg:d="m0 478 15-235m383 25 9 279m1268-547 100 263m-598-107 76 291">
          <text:p/>
        </draw:path>
        <draw:path draw:style-name="gr5" draw:layer="layout" svg:width="2.437cm" svg:height="5.416cm" svg:x="0.661cm" svg:y="5.908cm" svg:viewBox="0 0 2438 5417" svg:d="m2239 0c-9 5-20 10-32 16 14 25 32 48 40 65 18 37 17 73 31 100 15 30 34 55 51 79 0-2-1-4-1-6-24-82-47-149-64-195-9-23-16-41-22-53-1-3-2-4-3-6zm-1972 347c4 9 8 18 11 28 7 28 13 63 16 105 8 84 8 193 4 308-9 230-34 483-56 606-23 131-75 507-125 877-50 369-99 732-115 839-4 23-2 77 4 151 7 73 18 166 33 272 30 213 74 479 120 740 47 262 97 520 139 719 21 100 40 185 56 248 8 31 15 57 21 77 6 19 12 33 14 36 6 9 22 17 48 21 27 3 62 3 102-1 32-4 68-10 105-18-10-3-28-9-47-16-10-4-19-8-27-12-9-4-15-7-21-13-7-7-7-15-6-21 0-7 1-13 2-18 2-6 3-11 3-14 0-1 0-1 0-1-6-5-27-15-47-23-11-4-21-8-30-11-4-2-8-3-11-5-4-2-6-3-10-6-6-6-8-16-7-24 2-7 6-12 10-17 8-11 20-21 31-31 12-9 23-19 29-26 2-2 2-3 3-5-33-32-67-50-96-74-29-26-51-60-51-117 0-18 9-32 19-43s21-21 30-30c10-10 17-19 20-29 3-9 2-21-6-38-80-161-62-340-138-491-11-23-12-50-13-74-1-25-2-48-10-64-34-69-39-155-69-215-31-62-64-126-85-210-7-27-11-85-14-160s-4-166-4-257c1-91 3-181 7-252 2-36 4-67 8-92 3-24 6-41 12-54 8-16 12-52 10-96-1-44-6-96-12-149-5-53-10-106-12-151-1-46 1-84 14-110 7-14 13-42 16-75 4-33 6-71 9-109 2-38 5-75 10-106 6-32 12-58 29-74-3 2-1 1-1-2 0-4-1-9-1-15-1-6-2-13-3-19-1-7-1-13 1-20 17-52 15-122 39-171 18-36 38-58 45-89 5-18 2-39 0-62s-3-48 9-71c14-28 11-95 4-163-8-69-17-139-5-187 56-226 54-467 23-701-1 0-1-1-1-2 0-2 1-4 2-7 2-2 3-4 5-5s3-1 4-1c0-2 0-3 0-5 1-8 1-16 1-21-1-5-3-7 0-4-22-22-24-53-15-81 7-20 20-41 35-62-22-2-43-4-65-7zm2138 244c0 32-1 63 0 87 0 12 0 23 1 30 0 4 1 7 1 8 0 2 2 2-2-1 6 6 11 14 17 25 2 3 4 8 5 11-6-55-13-108-22-160zm33 528c-18 25-38 62-55 97-10 22-20 43-29 61-8 16-15 29-23 38 0 0 0 1 0 3 0 3 0 9 0 14 1 12 2 22 2 29 0 5-1 8-2 12v1c1 0 2 0 3 0 2 0 5 0 7 1 2 2 4 3 5 6 1 2 2 4 2 7v0c0 6 0 24 1 40 0 9 0 16 0 23 0 3 0 5 0 8 0 1 0 2-1 4 0 1 2 2-4 8-7 7-10 19-13 35-4 16-6 35-15 53-39 79-51 173-62 270-12 96-24 195-68 283-5 9-6 37-4 64 2 28 6 56 6 75 0 81 10 201-16 281-22 64-11 157 0 251 5 42 11 85 13 126 84-608 180-1314 235-1631 9-52 14-105 18-159zm-1219 542c-1 2-1 4-2 6 0 2-1 3-1 4s0 1-1 2c0 1 0 2-3 5-4 4-5 4-7 4-2 1-3 1-5 2-3 1-7 1-10 2-4 1-7 1-9 2-3 0-5 1-3 0-9 5-25 23-38 43-13 21-25 44-33 58-3 8-3 23-2 39 1 17 4 36-5 54-20 40-50 77-69 115-1 1-3 8-4 19-2 10-3 23-4 39-2 30-4 69-6 108-1 39-4 79-7 114-4 34-8 62-17 80-15 30-10 95-2 160 7 66 16 133-6 178-10 21-7 54-2 90 1 1 1 3 1 5 84-484 227-1054 227-1054l14 3v14c0 0 7 0 13 9 0-18 0-35-2-50-3-22-9-40-17-51zm61 367c7 45 16 96 25 150 0-3 0-4 0-7 2-23 3-47 3-66s-2-36-4-39c-8-16-16-27-24-38zm47 286c25 175 24 524 15 869-9 363-26 717-30 847-2 75-5 196-6 331-1-2 0-5 0-8 1-2 2-5 5-8 0-4-1-10-1-17 0-6-1-13-1-19 0-3 0-5 0-8 1-1 1-2 1-4 1-1 0-4 4-8 8-7 15-7 20-7 2-1 3-1 4-1 0-1 0-1 1-4 1-5 2-11 2-18 1-15 0-35-1-54-2-40-7-79-7-97 0-41 10-74 20-107 9-32 18-65 18-107 0 0 0-1-1-2 0-3-2-7-4-12-3-10-7-23-11-37-4-13-8-27-9-40-1-6-1-12-1-17 1-6 2-13 8-18 10-10 22-12 32-15 11-3 21-8 21-8 2-2 2-2 1-8-2-5-5-14-10-23s-11-18-16-28-10-20-10-31v-759c0-59-3-202-12-336-5-67-11-132-19-183-4-25-8-47-13-63zm-384 746c-7 8-23 34-39 68-17 35-34 79-49 125s-27 93-31 135c-5 42-3 78 8 100 5 9 32 57 58 103 13 23 26 46 36 63 5 9 10 16 13 22 1 2 1 1 2 3-14-188-21-355-13-468 3-46 9-97 15-151zm1218 22c-37 127-53 268-113 388-20 41-28 93-36 147-7 54-16 110-40 159-3 7-8 33-9 66-1 32 0 72 1 113 3 81 9 164 9 199 0 9-2 27-3 44 0 9-1 18 0 24 0 3 0 6 1 7 0 2 1 1-2-1 5 5 5 8 6 11 2 4 3 8 4 13 2 10 5 24 8 40 5 32 11 76 17 123 1 8 2 17 3 26 10-239 27-484 56-673 23-150 59-404 98-686zm-1181 1020c0 3 0 5 0 7-4 58-9 115-11 159-1 21-1 40-1 53 0 6 0 11 1 15 0 3 3 4-2-1 20 21 31 52 37 88 7 36 10 76 10 115 0 38-1 74-3 101 0 13-1 24-1 32-1 3-1 5-1 7 19 20 33 41 42 64-19-171-42-369-64-574-3-22-5-44-7-66zm326 259c-1 81-2 166-3 253 4-42 7-83 7-115v-115c0-1-2-9-3-17-1-1-1-3-1-6zm691 433c-6 9-12 18-19 29-17 25-34 53-37 58-4 9-4 17-1 28 4 11 11 24 17 37 7 14 14 28 15 44 2 16-4 34-18 48-7 8-15 8-23 9s-17 1-25 1-16-1-22 0c-6 0-12 1-10 1-5 2-6 4-6 4-1 1-1 2 0 5 2 5 12 17 24 29 26 23 64 48 85 69 6 6 8 14 9 22 1 7 1 15 0 23-2 17-7 37-12 56-6 19-12 39-16 54-5 16-8 30-8 32 0 7-4 14-9 17s-9 4-13 5c-9 2-19 2-29 2s-20 1-28 3c-9 1-14 4-17 6-7 7-16 10-25 11-9 2-19 3-29 3-21 0-42-2-55-2-34 0-74-20-98-33-9-4-32-5-58-4-26 2-55 6-81 6-6 0-13-1-22-2s-19-3-30-4c-10-1-19-2-27-3-3 0-5 0-7 0-5 6-16 14-31 21-8 4-18 7-29 6-7 0-14-2-21-6 4 5 8 9 12 13 23 20 55 30 96 33 83 8 200-10 330-6 64 2 112 3 147 0 35-2 56-8 68-16 11-8 15-17 17-36 1-19-2-46-6-81-7-62-11-250-8-482zm-694 14c0 201 2 388 9 473 1 10 2 20 4 29v-1c7-15 21-24 35-32 13-8 28-15 39-21 3-2 5-4 8-5-5-2-11-4-18-6-18-5-42-12-53-34-25-50 50-71 57-65 0-1 0-3-1-6-1-6-5-14-9-23-4-8-10-17-14-23-2-3-4-5-6-7-1-2-3-4-1-3-5-5-4-5-4-7-1-1-1-2-1-3-1-2-1-4-1-6-1-6-2-13-3-22-2-18-5-42-8-68-7-51-16-111-25-137-3-10-6-22-8-33zm-232 118c0 11 0 22 0 33 0 15-6 29-11 40-2 6-4 11-5 15 0 1 0 2 0 2 7 14 17 25 27 34-3-36-6-76-11-124z">
          <text:p/>
        </draw:path>
        <draw:path draw:style-name="gr6" draw:layer="layout" svg:width="2.813cm" svg:height="3.23cm" svg:x="0.329cm" svg:y="3.019cm" svg:viewBox="0 0 2814 3231" svg:d="m2226 0c92 91 182 178 196 316 1 144 113 257 164 382-9 126 128 173 153 284-5 77 127 166 52 29-66-167-176-313-222-488-69-166-101-361-229-494-35-20-75-24-114-29zm-1956 477c-96 184-184 371-270 558 180 29 227-190 197-326 31-74 59-151 73-232zm1772 371c16 114-110 214-218 187-187-10-376-26-563-7-127 123 151 227 243 226 100 126 306 170 439 236 102 109 181 51 231 212-81 137 65 234 10 371-47 125 181 199 49 316-22 97 210 32 186 173-28 110-279 81-290 125 111 21 226-38 319-25 185 98-162 203-118 218 83-33 261-51 269-4-89-272-224-533-244-823-10-132-31-266-20-397 12-88 9-173-45-247-31-69-76-136-101-206 33-15 90-3 33-48-19-80-133-104-110-159-15-8 19-40-17-26-59-20 28-59-45-70-1-18 3-37-8-52zm-995 944c-159-26-293 116-248 268 13 250-30 498-117 731-28 133-143 358-126 440 127-15 259-39 389-40 99-6-16-65-65-48-145-89-12-183 42-258-138-107 297-144 71-166-122-93 15-307 160-258 168 50 182-11 218-52 53-30-38-29-176-36-79 8-368 10-232-107 106 31 84-63 71-77-111 5 32-54-83-42-142-81 127-94 186-88 136-44 280-82 424-73-51-124-131-204-269-162-79-24-162-32-245-32zm468 307c-68 9-278 53-104 43 15 2 190-20 104-43zm467 666c-178-49-266 154-417 154-80-56 135-146-24-80-107 135-276 117-430 126-125 43 124 53 166 49 160 32 310-28 440-109 67-71 248-45 265-140z">
          <text:p/>
        </draw:path>
        <draw:path draw:style-name="gr7" draw:layer="layout" svg:width="1.071cm" svg:height="0.906cm" svg:x="0.253cm" svg:y="4.239cm" svg:viewBox="0 0 1072 907" svg:d="m7 477c0 0-26 171 22 245 49 74 41 98 173 155 131 56 271 18 271 18 129-123 265-281 344-364 86-90 255-186 255-212 0-25-139-31-257 32s-242 210-246 193c-3-17 315-408 292-443-23-34-146-6-209 65-63 70-197 284-197 284 0 0 196-415 177-440-18-25-104-6-169 96-64 102-247 411-273 416-27 5-29-106-29-126 0-21 6-71-17-170s-100-125-100-125c0 0 6 129 3 164s-40 212-40 212z">
          <text:p/>
        </draw:path>
        <draw:path draw:style-name="gr4" draw:layer="layout" svg:width="0.423cm" svg:height="0.777cm" svg:x="0.892cm" svg:y="6.504cm" svg:viewBox="0 0 424 778" svg:d="m424 0c-65 431-135 676-424 778">
          <text:p/>
        </draw:path>
        <draw:path draw:style-name="gr4" draw:layer="layout" svg:width="2.066cm" svg:height="0.412cm" svg:x="0.934cm" svg:y="6.087cm" svg:viewBox="0 0 2067 413" svg:d="m0 349c718 169 1408-16 2067-349">
          <text:p/>
        </draw:path>
        <draw:path draw:style-name="gr8" draw:layer="layout" svg:width="0.367cm" svg:height="0.271cm" svg:x="1.593cm" svg:y="6.24cm" svg:viewBox="0 0 368 272" svg:d="m367 113c3 25-1 47-15 70-14 24-33 42-60 58-28 16-56 25-89 29-34 4-63 2-94-7-31-8-54-21-74-40s-31-39-34-64 1-47 15-70c14-24 33-42 60-57 28-16 56-26 89-30 34-4 63-2 94 7 31 8 54 21 74 40s31 39 34 64z">
          <text:p/>
        </draw:path>
        <draw:path draw:style-name="gr4" draw:layer="layout" svg:width="0.193cm" svg:height="1.105cm" svg:x="1.71cm" svg:y="6.518cm" svg:viewBox="0 0 194 1106" svg:d="m21 0c0 0-53 825 8 1005 47 136 165 95 165 95">
          <text:p/>
        </draw:path>
        <draw:path draw:style-name="gr4" draw:layer="layout" svg:width="0.665cm" svg:height="0.968cm" svg:x="2.437cm" svg:y="6.329cm" svg:viewBox="0 0 666 969" svg:d="m0 0c34 493 368 865 666 969">
          <text:p/>
        </draw:path>
        <draw:path draw:style-name="gr9" draw:layer="layout" svg:width="1.517cm" svg:height="0.761cm" svg:x="0.393cm" svg:y="11.596cm" svg:viewBox="0 0 1518 762" svg:d="m425 263c9 14-388 309-411 354-36 70 0 90 101 114s512 53 588 6c76-48 840-456 815-569-25-114-57-168-57-168 0 0-31 78-177 150-145 72-291 173-335 173s-524-60-524-60z">
          <text:p/>
        </draw:path>
        <draw:path draw:style-name="gr9" draw:layer="layout" svg:width="0.663cm" svg:height="0.191cm" svg:x="0.918cm" svg:y="11.686cm" svg:viewBox="0 0 664 192" svg:d="m0 54c0 0 341 24 449 66 107 42 145 72 145 72l70-42c0 0-209-114-342-126-132-12-259-24-259-24z">
          <text:p/>
        </draw:path>
        <draw:path draw:style-name="gr9" draw:layer="layout" svg:width="1.229cm" svg:height="0.88cm" svg:x="2.076cm" svg:y="11.608cm" svg:viewBox="0 0 1230 881" svg:d="m24 0c0 0-38 174-19 234 19 59 576 580 639 598s310 66 449 42 196-131 57-323c-140-192-234-276-234-276 0 0-342 90-399 66s-328-78-385-167c-57-90-108-174-108-174z">
          <text:p/>
        </draw:path>
        <draw:path draw:style-name="gr9" draw:layer="layout" svg:width="0.64cm" svg:height="0.215cm" svg:x="2.227cm" svg:y="11.665cm" svg:viewBox="0 0 641 216" svg:d="m106 216c45-35 374-217 535-124l-78-89c0 0-48-12-194 14-118 21-369 141-369 141z">
          <text:p/>
        </draw:path>
        <draw:path draw:style-name="gr10" draw:layer="layout" svg:width="1.785cm" svg:height="4.583cm" svg:x="0.882cm" svg:y="6.606cm" svg:viewBox="0 0 1786 4584" svg:d="m1347 4169c-38 29-58 29-93 46-155 78 105 39 54 139-5 12-131 24-116 39 13 13 65-13 78 0 56 56-70 163-54 178 8 9 80 18 100 8 15-8 15-38 23-47 9-8 119-4 132 0 23 8 182 58 201 39 9-9-6-28-7-31-62-122-268-35-310-77-11-12-22-29-31-39-101-100 388-15 317-85-71-72-227-11-294-77-8-8-11-36 0-47 17-17 69 1 85-15 7-7 2-25 8-31 9-9 43-12 54-24 12-11-4-50 8-61 11-11 23-9 23-31 0-57-73-108-100-163-32-63-8-141-8-209 0-27-12-85 0-108 40-81-10-229 23-294 35-71 50-143 77-225 23-68-10-161 8-232 34-135 131-246 155-387 22-132-25-281 8-410 19-77-1-339 23-387 31-62 39-531 39-635 0-93 62-486 23-565-40-80-117-179-186-248-9-9-1-33-8-46-26-53-198-197-271-124-76 77-128 169-69 287 10 20 36 33 46 54 23 45 0 163 0 216 0 69 5 138-23 194-6 12-37 36-46 54-8 15 1 22-8 31-33 33 96 510 116 550 36 71-18 298 0 387 53 263 31 576 31 851 0 191 47 495-70 611-15 16-7 69-23 86-15 14 0 124 0 147 0 67-16 159 0 224 11 45 31 93 54 116 6 6 0 52 0 62 0 105 52 177 31 279m-882-31c-17 62-122 21-155 54s121 82 132 93c28 28-104 74-62 116 1 2 61-9 77 8 4 3 3 66 0 69-2 3-39 16-31 24 6 5 119 5 124 0 18-18 4-53 39-70 10-5 28 3 38 0 29-10 16-32 31-47 25-25 87-24 116-54 2-2 0-20 0-23 0-64-280 35-239-46 1-3 27-45 30-47 44-22 132-30 132-108 0-6 17-15 8-23-28-28-132 39-163 7-9-9-9-139-7-139 15 0-61-11-78 23-18 37 8 155 8 194m8-4071c21 199-77 384-89 580 55 176-76 325-130 480-111 162-80 356-125 535-57 152-63 315-113 469-20 172-23 348 0 521 36 177 133 336 172 512 74 140 234 230 241 404 20 94 44 401 165 205-5-135-53-270-122-385-114-137-141-317-146-489 1-202-39-409 27-605 51-159 106-319 184-467 30-169 13-339 40-508 1-172-25-358 69-511 113-124 237-271 159-452-37-146-144-267-250-370-36 15-64 46-82 81">
          <text:p/>
        </draw:path>
        <draw:path draw:style-name="gr11" draw:layer="layout" svg:width="0.953cm" svg:height="0.853cm" svg:x="0.26cm" svg:y="4.277cm" svg:viewBox="0 0 954 854" svg:d="m590 0c-60 93-127 222-152 357-5 28-6 45-4 51v0c0 0 1 0 2 0 12-26 57-121 98-213 21-48 40-94 53-130 7-18 12-33 15-44 1-5 2-10 2-13 0-1 0-2 0-3-2-2-7-4-14-5zm207 82c-1 0-2 0-2 0-12 43-35 88-63 116-25 67-65 118-101 166-30 39-57 77-72 118 19-27 51-70 90-122 11-23 24-45 46-61 37-49 73-99 99-138 12-20 22-37 28-49 3-7 5-12 6-16 1-3 0-4 1-3-4-6-15-11-32-11zm157 280c-82 28-170 89-222 133-1 0-1 0-1 0-44 32-91 96-142 156-52 61-109 118-179 134-1 0-1 0-1 0-53 9-91-3-127-16-36-14-71-28-121-28v0c-1 0-2 0-3-1-58-22-97-66-123-119-16-32-27-68-34-103 0 7-1 13-1 22 0 49 6 107 28 139 47 72 37 92 164 146 123 52 253 19 259 17 126-117 257-267 335-347 47-48 114-94 168-133z">
          <text:p/>
        </draw:path>
        <draw:g>
          <draw:path draw:style-name="gr12" draw:layer="layout" svg:width="2.192cm" svg:height="2.593cm" svg:x="0.549cm" svg:y="0.924cm" svg:viewBox="0 0 2193 2594" svg:d="m1902 44c336 448 368 2257 162 2461-101 270-515-164-788-147-273 16-106-165-322-39s-53 61-295 88c-265 30-774-91-636 115 128 189 449-812 62-1755-57-139 289-600 822-714 534-114 995-9 995-9z">
            <text:p/>
          </draw:path>
          <draw:path draw:style-name="gr13" draw:layer="layout" svg:width="1.038cm" svg:height="0.959cm" svg:x="1.124cm" svg:y="2.734cm" svg:viewBox="0 0 1039 960" svg:d="m191 129c0 0 60 170-24 209-83 40-167 55-167 55l562 567 376-189 101-458c0 0-77 45-167-94-89-139-125-219-125-219z">
            <text:p/>
          </draw:path>
          <draw:path draw:style-name="gr14" draw:layer="layout" svg:width="0.839cm" svg:height="0.495cm" svg:x="1.315cm" svg:y="2.776cm" svg:viewBox="0 0 840 496" svg:d="m556 0-556 129c0 0 43 122 5 184l28 8c70 75 155 226 311 157s171-212 319-164c124 40 166 42 176 41l1-6-7-31c-27 6-86 3-152-99-90-140-125-219-125-219z">
            <text:p/>
          </draw:path>
          <draw:path draw:style-name="gr15" draw:layer="layout" svg:width="1.708cm" svg:height="2.275cm" svg:x="0.649cm" svg:y="0.619cm" svg:viewBox="0 0 1709 2276" svg:d="m21 933c109 698 358 1418 819 1337 471-84 750-582 843-1282 83-630 9-879-843-978-535-62-939 153-819 923z">
            <text:p/>
          </draw:path>
          <draw:path draw:style-name="gr4" draw:layer="layout" svg:width="0.299cm" svg:height="0.427cm" svg:x="1.243cm" svg:y="1.661cm" svg:viewBox="0 0 300 428" svg:d="m102 0c20 55-155 364-86 406 50 30 206 37 284-26">
            <text:p/>
          </draw:path>
          <draw:path draw:style-name="gr4" draw:layer="layout" svg:width="0.797cm" svg:height="0.278cm" svg:x="1.205cm" svg:y="2.223cm" svg:viewBox="0 0 798 279" svg:d="m798 12-7-12c-82 124-410 410-791 210">
            <text:p/>
          </draw:path>
          <draw:path draw:style-name="gr16" draw:layer="layout" svg:width="0.266cm" svg:height="0.533cm" svg:x="2.383cm" svg:y="1.408cm" svg:viewBox="0 0 267 534" svg:d="m15 91c0 0 64-138 202-74 139 62-45 517-131 517s-86-93-86-93">
            <text:p/>
          </draw:path>
          <draw:path draw:style-name="gr17" draw:layer="layout" svg:width="0.171cm" svg:height="0.35cm" svg:x="2.404cm" svg:y="1.464cm" svg:viewBox="0 0 172 351" svg:d="m153 2c60 35-41 352-84 349-44-3-44-61-66-85-24-56 93-287 150-264z">
            <text:p/>
          </draw:path>
          <draw:path draw:style-name="gr18" draw:layer="layout" svg:width="0.615cm" svg:height="1.191cm" svg:x="0.741cm" svg:y="0.804cm" svg:viewBox="0 0 616 1192" svg:d="m521 0c-82 0-195 64-260 104-131 80-168 226-232 354-10 25-20 51-28 76-4 89 3 189 20 299 19 121 41 242 68 359 2-68 1-133-30-194 0 0-1-1-1-1-43-161-6-351 147-462 1 0 1 0 1 0 102-84 222-154 269-268 0-1 0-1 0-2 39-72 73-152 141-213-22-40-55-52-95-52z">
            <text:p/>
          </draw:path>
          <draw:path draw:style-name="gr4" draw:layer="layout" svg:width="0.396cm" svg:height="0.069cm" svg:x="1.536cm" svg:y="1.141cm" svg:viewBox="0 0 397 70" svg:d="m0 70c143-76 315-80 397-58">
            <text:p/>
          </draw:path>
          <draw:path draw:style-name="gr4" draw:layer="layout" svg:width="0.396cm" svg:height="0.069cm" svg:x="0.867cm" svg:y="1.162cm" svg:viewBox="0 0 397 70" svg:d="m397 70c-143-76-315-80-397-58">
            <text:p/>
          </draw:path>
          <draw:path draw:style-name="gr19" draw:layer="layout" svg:width="2.069cm" svg:height="1.332cm" svg:x="0.56cm" svg:y="0.414cm" svg:viewBox="0 0 2070 1333" svg:d="m770 484c13 80 509 328 767 416 50 17 303 231 310 215 69-167 222-108 222-108 38-527-678-1143-1032-980-956-146-1176 815-961 1306 222-166 349-497 694-849z">
            <text:p/>
          </draw:path>
          <draw:path draw:style-name="gr20" draw:layer="layout" svg:width="1.685cm" svg:height="0.815cm" svg:x="0.674cm" svg:y="0.46cm" svg:viewBox="0 0 1686 816" svg:d="m1248 0v1c0 0 40 35-12 20-9-3-19-20-24-20-1 0 26 38 12 50-2 2-4 2-8 2 15 15 29 36 26 38-4 4-12 0-21-7 9 14 14 29 9 33-5 3-37-11-62-25 11 16 20 34 20 40 0 17-39 1-67-18 17 23 35 52 32 54-5 2-14-2-26-9 18 21 33 41 32 44-18 30-118-71-118-55 0 22 30 51 41 70 17 30-115-69-41-5 7 6 80 76 59 76-52 0-115-59-118-56-2 2 82 89 76 91-28 13-100-79-100-55 0 12 56 78 41 76-4 14-152-51-153-51-19 0 81 58 65 86-3 5-35-13-56-30 15 17 33 42 26 55-3 5-59-30-90-58 0 1 1 2 1 3 6 8 93 87 83 96-15 13-105-87-106-87-17 0 57 78 47 87-16 13-75-66-77-66-17 0 13 28 24 40 8 10 29 43 44 60-39-22-138-71-133-84-47 68 69 109 112 145 8 7 30 38 53 65 18 13 37 27 56 42 1 0 3 0 4 0 22 0-44-32 18-11 19 7 51 18 74 29-1-2-3-2-4-3-11-10-82-57-82-71 0-11 24 9 35 15 22 12 48 22 72 34-19-14-36-28-30-34 4-3 65 41 76 41 27 0-96-49-71-61 31-13 107 45 107 30 0-14-96-44-71-65 1-2 3-2 6-2-4-5-4-10 0-14s31 12 52 27c-7-10-11-21-5-27 12-10 44 23 53 31 15 12-10-29 0-20 2 1 22 20 24 20 5 0 5-5 4-11-9-17-15-40-10-40 7 0 24 36 30 40 8 8-19-60 0-50 6 4 51 37 53 35s-59-66-59-75c0-5 70 46 71 46 5-6-18-21-18-21-3-4-3-12-5-18 9 9 24 22 29 18 1-1-32-38-36-45-4-8 61 30 65 30 5 0-23-31-18-36 7-5 45 21 54 21 7 0-32-29-18-41 6-5 24-2 42 5-29-18-63-42-54-45 29-13 95 40 118 51 24 9-31-38-47-57-26-29 12-5 34 13-16-20-40-53-28-53 32 0 70 34 89 51v0c-2-3-54-61-42-61 22 0 51 24 67 42-8-19-17-43-20-47-23-39 59 35 72 35 18 0-89-81-83-85 0-1 48 21 91 43-3-3-6-7-9-11 5 4 11 8 16 12-7-7-15-15-23-22-11-17-36-48-16-48 36 0 220 164 177 91-5-9-27-39-54-75v0c-115-115-248-207-377-259zm286 312c19 22 50 53 62 53 9 0 4-7-9-18 8 4 16 8 15 7-3-5-20-16-41-27-6-4-13-10-20-14 3 3 6 5 9 8-5-3-11-5-16-9zm-146 75c7 9 13 15 13 13s-5-7-13-13zm-51 38c19 12 35 22 35 21 0-6-17-14-35-21zm-180 131c6 12 14 21 20 16 6-6-23-39-24-40-6-6 1 11 4 24zm-76 7c10 13 25 24 25 19 0-3-11-11-25-19zm-52-13c12 20 59 47 65 42 1 0-46-39-65-42zm-17 91c24 16 51 31 46 27-12-11-28-19-46-27zm-21 25c10 6 26 17 20 12-5-4-12-8-20-12zm-200-319c-5-7-22-29-22-28 0 6 9 17 22 28zm64 3c-11-12-21-21-21-20 0 2 9 11 21 20zm144-5c0 0 0 0 0 0 0-7-48-40-75-60 22 19 58 51 63 54 6 4 10 6 12 6zm-75-60c-11-9-19-17-19-16-1 1 7 7 19 16zm203-126c-23-27-51-56-51-47 0 10 29 35 51 47zm-6-45c-14-18-27-34-27-27 0 6 12 18 27 27zm47-22c-10-14-21-25-27-25-13 0 4 12 27 25zm53-8c-12-21-32-43-38-43-1 0 20 28 38 43zm-5-31c-8-10-17-17-22-17-9 0 10 14 22 17zm-800 27c-5 0-18 4-33 11 22-4 37-7 37-9 0-1-1-2-4-2zm-33 11c-48 7-130 17-164 29-83 66-145 150-189 243-3 7-7 15-11 23-5 12-11 24-16 38 12-11 45-52 45-50 0 17-51 100-48 102 9 7 43-40 48-45 1-2 2-4 4-5-17 28-38 75-34 75 10 0 6-18 12-25 5-8 23-21 35-32-24 40-76 133-59 133 6 0 18-13 30-30-7 11-12 23-12 35 0 23 71-91 77-86 19 16-78 142-53 132 30-14 55-58 70-81 2-3 15-12 25-21 0 2-1 4-1 6-7 35-35 60-35 96 0 0 33-36 52-58-17 26-45 75-41 83 5 7 49-50 54-56 15-19 18-27 29-45 7-12 0 27-6 40-9 21-23 33-23 56 0 3 3-7 6-11 9-11 16-26 20-40-3 28-8 76-3 81 3 3 5-6 6-10 6-16 22-32 28-49-3 22-7 64-4 64 8 0-2-13 0-20 4-13 18-49 18-35 0 44-10 95-6 95 21 0 29-77 29-9 0 3-3 22 0 24 2 2 26-24 34-35 1 4 2 8 2 11-5 16-21 35-30 50-16 28 15 2 32-18-6 16-11 38-8 38 9 0 18-30 29-35 11-5 2 11-9 30 5 0 13 2 15 0 30-25 80-93 107-126 16-20 24-34 41-56 8-10 36-35 24-30-7 3-38 35-53 55 1-9 1-20 5-25 16-17 42-30 54-50 12-21-46 28-65 45-69 58 22-43 70-84-2 1-4 2-5 4-23 19-49 36-71 55-3 3 3-7 6-11 33-42-27 31 6-24 8-15 53-40 53-56 0-3-40 11-67 31 10-13 19-27 19-36 0-5-7 6-11 10-6 5-20 17-33 30 13-18 44-51 44-65 0-2-42 51-76 80-13 11 65-86 65-86-10-3-22 0-35 8 32-28 62-55 58-58-2-2-78 56-100 85 2-9 5-19 6-24 4-28 23-54 41-77 15-18-53 36-65 36-29 0 65-71 65-71 13-10-99 62-100 61-13-11 100-76 112-86 47-40-93 62-95 60-13-11 66-79 65-80-2-2-67 33-71 36-8 3-24 24-35 24-3 0 4-3 6-4 27-24 78-52 100-81 3-4-8 3-12 4-26 14-48 39-76 51-4 2 4-7 6-10 7-13 41-49 69-64-7 1-13 2-16 3-10 4-71 35-77 31-7-6 33-45 62-65-15 3-30 8-33 10-4 1-62 44-47 20 8-14 34-38 62-57-14 8-29 16-44 26-11 7 22-44 35-55 5-5 23-7 18-11-6-4-16 0-24 0-9 0-136 41-136 40 0-33 137-69 166-85 12-7 24-13 34-16zm-49 101c12-7 25-14 39-20 10-4 41-15 29-15-14 0-42 15-68 35zm18 27c13-5 27-9 27-11 0-7-12-1-27 11zm31 31c13-4 28-7 19-7-5 0-12 3-19 7zm131 258c12-8 35-17 24-17-4 0-13 6-24 17zm-198 271c-1 0-2 0-2 0-4 3-7 9-9 16 4-6 7-11 11-16zm-11 16c-10 15-17 26-9 20 4-5 7-13 9-20zm1169-429c4 10 8 19 10 19 4 0-1-9-10-19zm-1405 130c-5 13-14 25-23 38 8-13 17-26 23-38zm284 1c-5 5-9 10-12 14 1-2 1-4 2-5 2-1 5-5 10-9z">
            <text:p/>
          </draw:path>
          <draw:custom-shape draw:style-name="gr21" draw:text-style-name="P1" draw:layer="layout" svg:width="0.415cm" svg:height="0.341cm" svg:x="1.565cm" svg:y="1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95cm" svg:height="0.17cm" svg:x="1.67cm" svg:y="1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393cm" svg:height="0.393cm" svg:x="0.891cm" svg:y="1.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" draw:layer="layout" svg:width="0.186cm" svg:height="0.196cm" svg:x="0.99cm" svg:y="1.4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23" draw:layer="layout" svg:width="2.907cm" svg:height="3.285cm" svg:x="0.246cm" svg:y="3.005cm" svg:viewBox="0 0 2908 3286" svg:d="m953 134 564 563 434-687c0 0 385-36 476 26 127 87 237 589 344 763 107 175 137 309 137 309l-630 112 154 301c0 0-47 566 113 977 161 411 149 411 149 411 0 0-1022 377-1497 377-476 0-589-28-589-28 0 0 211-623 235-745 95-474-44-1004-44-1004l-799-295c0 0 400-900 489-956 90-57 464-124 464-124z">
          <text:p/>
        </draw:path>
        <draw:g>
          <draw:path draw:style-name="gr24" draw:text-style-name="P1" draw:layer="layout" svg:width="1.623cm" svg:height="1.659cm" draw:transform="skewX (-0.0764454212373516) rotate (-0.187797427514591) translate (2.62657237862873cm 3.02624138488531cm)" svg:viewBox="0 0 1624 1660" svg:d="m398 1064h1 1l79 23c148-90 415-244 441-267h1l-34 59c6-5 45-73 51-82 7-10 14-22 21-36 15-27 32-58 52-87v0-1c2 0 3-1 3-1-2-16-2-32-2-48 0-37 3-76 4-113 0-8-1-17-1-25v-2-1c7-71 20-175 21-210 1-7 1-17 1-28 1-38-2-92-2-133v-32l11 25c4 9 7 14 12 21 5 5 11 11 15 17 6 8 11 17 16 32 2 7 4 15 6 25 2 9 4 20 5 33 5 32 7 60 8 83 1 12 2 22 2 31 0 10 0 18 0 25s0 14-1 19c1 3 0 5 0 8 1 2 0 4 0 5s1 3 1 5c-1 1 0 4 0 6 0 5-1 10 0 16 0 13 1 28 2 42s2 26 4 36c0 3 1 7 2 9 0 0 0 0 1-1s1-3 2-4c0-2 2-4 2-5 2-5 5-10 7-17s5-13 8-20c12-32 26-73 41-118 31-90 65-192 82-242v0 0c7-21 14-37 21-50 8-15 15-26 22-35 7-9 14-15 21-20s13-6 18-6c4 0 7 2 11 3 1 2 3 3 4 5s3 4 3 7c1 1 1 1 1 3v0c1 1 1 2 2 3 0 2 0 5 0 7-2 4 0 9-1 14 0 6-1 11-2 17-3 12-5 27-9 43-6 32-16 72-26 114-11 43-22 88-33 132 24-67 48-134 70-179v0 0 0 0 0l5 7-5-7v0 0 0c6-13 14-26 22-35 7-11 17-20 24-26 9-8 18-13 26-17s16-5 23-5c6 0 11 2 15 4 3 2 5 3 6 6 3 2 4 5 5 9v0 0c1 2 2 4 2 6s0 4 0 5c1 3 0 6 0 9s-1 6-2 9c-1 6-3 13-5 21-4 16-11 34-18 56-16 42-35 92-55 142-19 50-39 99-54 136-2 5-4 10-6 15 6-10 13-22 20-34 24-41 55-90 86-120 19-19 39-31 57-39 19-8 37-12 51-11 5 0 10 0 14 1 5 0 8 1 11 4 2 0 4 1 5 3 2 1 3 2 4 4 2 2 3 4 3 7 1 0 1 2 1 3 1 2 1 4 1 5 0 2 0 4-1 7 0 1 0 3-1 5 0 3-2 5-4 8-1 4-3 7-5 10s-4 7-6 11c-10 14-205 273-220 292-27 38 284-207 261-163-43 83-279 288-348 411l-2 3h-3c-3-1-71 31-71 31 0 0 0 1-1 2s-1 2-2 4c-1 2-3 4-5 7s-5 5-8 8c-3 3-6 6-10 10-7 7-16 15-25 24-10 10-20 20-32 30-49 41-111 101-182 162-144 125-316 269-443 370v0 0c-45 36-84 61-117 77-17 9-32 14-47 18-13 4-26 6-38 6-22 1-41-6-55-17-16-12-28-27-39-46s-17-41-24-66c-7-23-12-49-16-74v0l5-4-5 4v0c-8-39-15-71-22-97s-14-47-21-67c-14-39-112-121-112-121zm963-1049v0h1l-6 6z">
            <text:p/>
          </draw:path>
          <draw:path draw:style-name="gr18" draw:layer="layout" svg:width="0.988cm" svg:height="0.616cm" draw:transform="skewX (-0.0760963553869528) rotate (-0.187273828738993) translate (2.59259152167516cm 4.08359596205821cm)" svg:viewBox="0 0 989 617" svg:d="m985 0c23 0-75 73-76 79-1 7-15 10-12 13-7-3-2 1-22 20-27 26-66 63-113 106-94 87-222 199-355 301-67 52-114 80-146 91-32 12-49 6-58-6-10-13-89-69-92-102-4-33-27-105-36-147-15-79-75-232-75-232-8 47 187 223 197 277 5 27 13 50 26 65 13 15 30 19 49 10 75-4 144-48 212-90 74-19 131-97 193-152 0 0 1 0 1-1 58-73 121-118 189-151 2-1 4-2 5-5 30-65 69-77 113-76z">
            <text:p/>
          </draw:path>
          <draw:path draw:style-name="gr18" draw:layer="layout" svg:width="0.259cm" svg:height="0.373cm" draw:transform="skewX (-0.0980875039620812) rotate (-0.245044226980005) translate (3.645660240613cm 3.68835247784588cm)" svg:viewBox="0 0 260 374" svg:d="m187 368c-32 11-49 5-59-6-9-13-89-69-92-102-4-33-27-105-36-147 58-84 198-146 206-93 6 26-70 189-57 204 12 14 61-20 81-29 75-3-11 162-43 17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cc6633" draw:end-color="#804c19" draw:start-intensity="100%" draw:end-intensity="100%" draw:angle="0" draw:border="0%"/>
    <draw:gradient draw:name="Gradient_20_10" draw:display-name="Gradient 10" draw:style="ellipsoid" draw:cx="50%" draw:cy="50%" draw:start-color="#583506" draw:end-color="#000000" draw:start-intensity="100%" draw:end-intensity="100%" draw:angle="0" draw:border="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ffcc99" draw:end-color="#804c19" draw:start-intensity="100%" draw:end-intensity="100%" draw:angle="0" draw:border="0%"/>
    <draw:gradient draw:name="Gradient_20_13" draw:display-name="Gradient 13" draw:style="linear" draw:start-color="#ffcc99" draw:end-color="#996633" draw:start-intensity="100%" draw:end-intensity="100%" draw:angle="0" draw:border="0%"/>
    <draw:gradient draw:name="Gradient_20_14" draw:display-name="Gradient 14" draw:style="ellipsoid" draw:cx="50%" draw:cy="50%" draw:start-color="#663300" draw:end-color="#ff9966" draw:start-intensity="100%" draw:end-intensity="100%" draw:angle="0" draw:border="0%"/>
    <draw:gradient draw:name="Gradient_20_15" draw:display-name="Gradient 15" draw:style="ellipsoid" draw:cx="50%" draw:cy="50%" draw:start-color="#996633" draw:end-color="#cc6633" draw:start-intensity="100%" draw:end-intensity="100%" draw:angle="0" draw:border="0%"/>
    <draw:gradient draw:name="Gradient_20_9" draw:display-name="Gradient 9" draw:style="ellipsoid" draw:cx="50%" draw:cy="50%" draw:start-color="#663300" draw:end-color="#e9c6af" draw:start-intensity="100%" draw:end-intensity="100%" draw:angle="0" draw:border="0%"/>
    <draw:gradient draw:name="svggradient10" draw:style="ellipsoid" draw:cx="50%" draw:cy="50%" draw:start-color="#ffffff" draw:end-color="#e9c6af" draw:start-intensity="100%" draw:end-intensity="100%" draw:angle="0" draw:border="0%"/>
    <draw:gradient draw:name="svggradient11" draw:style="linear" draw:start-color="#e6e6e6" draw:end-color="#999999" draw:start-intensity="100%" draw:end-intensity="100%" draw:angle="0" draw:border="0%"/>
    <draw:gradient draw:name="svggradient12" draw:style="ellipsoid" draw:cx="50%" draw:cy="50%" draw:start-color="#ffffff" draw:end-color="#e9c6af" draw:start-intensity="100%" draw:end-intensity="100%" draw:angle="0" draw:border="0%"/>
    <draw:gradient draw:name="svggradient13" draw:style="ellipsoid" draw:cx="50%" draw:cy="50%" draw:start-color="#583506" draw:end-color="#d7bc51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opacity draw:name="svgopacity9" draw:style="linear" draw:start="0%" draw:end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.317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7T12:30:57</dc:date>
    <dc:creator>yves </dc:creator>
    <meta:generator>LibreOffice/4.0.2.2$Linux_X86_64 LibreOffice_project/400m0$Build-2</meta:generator>
    <meta:editing-duration>P0D</meta:editing-duration>
    <meta:editing-cycles>1</meta:editing-cycles>
    <meta:document-statistic meta:object-count="42"/>
  </office:meta>
</office:document-meta>
</file>